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6181" officeooo:paragraph-rsid="000a6181"/>
    </style:style>
    <style:style style:name="P2" style:family="paragraph" style:parent-style-name="Standard">
      <style:paragraph-properties fo:text-align="justify" style:justify-single-word="false"/>
      <style:text-properties officeooo:rsid="000a6181" officeooo:paragraph-rsid="000a6181"/>
    </style:style>
    <style:style style:name="P3" style:family="paragraph" style:parent-style-name="Standard">
      <style:paragraph-properties fo:text-align="center" style:justify-single-word="false"/>
      <style:text-properties fo:font-weight="bold" officeooo:rsid="000a6181" officeooo:paragraph-rsid="000a6181" style:font-weight-asian="bold" style:font-weight-complex="bold"/>
    </style:style>
    <style:style style:name="P4" style:family="paragraph" style:parent-style-name="Standard">
      <style:text-properties fo:font-weight="bold" officeooo:rsid="000a6181" officeooo:paragraph-rsid="000a6181" style:font-weight-asian="bold" style:font-weight-complex="bold"/>
    </style:style>
    <style:style style:name="P5" style:family="paragraph" style:parent-style-name="Standard">
      <style:paragraph-properties fo:text-align="justify" style:justify-single-word="false"/>
      <style:text-properties fo:font-weight="bold" officeooo:rsid="000bc09d" officeooo:paragraph-rsid="000bc09d" style:font-weight-asian="bold" style:font-weight-complex="bold"/>
    </style:style>
    <style:style style:name="P6" style:family="paragraph" style:parent-style-name="Standard">
      <style:paragraph-properties fo:text-align="justify" style:justify-single-word="false"/>
      <style:text-properties fo:font-weight="bold" officeooo:rsid="000c1412" officeooo:paragraph-rsid="000c1412" style:font-weight-asian="bold" style:font-weight-complex="bold"/>
    </style:style>
    <style:style style:name="P7" style:family="paragraph" style:parent-style-name="Standard">
      <style:paragraph-properties fo:text-align="justify" style:justify-single-word="false"/>
      <style:text-properties officeooo:paragraph-rsid="000bc09d"/>
    </style:style>
    <style:style style:name="P8" style:family="paragraph" style:parent-style-name="Standard">
      <style:paragraph-properties fo:text-align="justify" style:justify-single-word="false"/>
      <style:text-properties officeooo:paragraph-rsid="000d466c"/>
    </style:style>
    <style:style style:name="P9" style:family="paragraph" style:parent-style-name="Standard">
      <style:paragraph-properties fo:text-align="justify" style:justify-single-word="false"/>
      <style:text-properties officeooo:paragraph-rsid="000f2695"/>
    </style:style>
    <style:style style:name="P10" style:family="paragraph" style:parent-style-name="Standard">
      <style:paragraph-properties fo:text-align="justify" style:justify-single-word="false"/>
      <style:text-properties officeooo:paragraph-rsid="00105442"/>
    </style:style>
    <style:style style:name="P11" style:family="paragraph" style:parent-style-name="Standard">
      <style:paragraph-properties fo:text-align="justify" style:justify-single-word="false"/>
      <style:text-properties officeooo:paragraph-rsid="001287a2"/>
    </style:style>
    <style:style style:name="P12" style:family="paragraph" style:parent-style-name="Standard">
      <style:paragraph-properties fo:text-align="justify" style:justify-single-word="false"/>
      <style:text-properties officeooo:paragraph-rsid="0015d868"/>
    </style:style>
    <style:style style:name="P13" style:family="paragraph" style:parent-style-name="Standard">
      <style:paragraph-properties fo:text-align="justify" style:justify-single-word="false"/>
      <style:text-properties officeooo:rsid="000bc09d" officeooo:paragraph-rsid="000bc09d"/>
    </style:style>
    <style:style style:name="P14" style:family="paragraph" style:parent-style-name="Standard">
      <style:paragraph-properties fo:text-align="justify" style:justify-single-word="false"/>
      <style:text-properties officeooo:rsid="000c1412" officeooo:paragraph-rsid="000c1412"/>
    </style:style>
    <style:style style:name="P15" style:family="paragraph" style:parent-style-name="Standard">
      <style:paragraph-properties fo:text-align="justify" style:justify-single-word="false"/>
      <style:text-properties officeooo:rsid="00105442" officeooo:paragraph-rsid="00105442"/>
    </style:style>
    <style:style style:name="P16" style:family="paragraph" style:parent-style-name="Standard">
      <style:paragraph-properties fo:text-align="justify" style:justify-single-word="false"/>
      <style:text-properties fo:font-style="normal" officeooo:rsid="000d466c" officeooo:paragraph-rsid="000d466c" style:font-style-asian="normal" style:font-style-complex="normal"/>
    </style:style>
    <style:style style:name="P17" style:family="paragraph" style:parent-style-name="Standard">
      <style:paragraph-properties fo:text-align="justify" style:justify-single-word="false"/>
      <style:text-properties fo:font-style="normal" officeooo:rsid="000f2695" officeooo:paragraph-rsid="000f2695" style:font-style-asian="normal" style:font-style-complex="normal"/>
    </style:style>
    <style:style style:name="P18" style:family="paragraph" style:parent-style-name="Standard">
      <style:paragraph-properties fo:text-align="justify" style:justify-single-word="false"/>
      <style:text-properties fo:font-style="normal" officeooo:rsid="00105442" officeooo:paragraph-rsid="00105442" style:font-style-asian="normal" style:font-style-complex="normal"/>
    </style:style>
    <style:style style:name="P19" style:family="paragraph" style:parent-style-name="Standard">
      <style:paragraph-properties fo:text-align="justify" style:justify-single-word="false"/>
      <style:text-properties fo:font-style="normal" officeooo:rsid="0011cb95" officeooo:paragraph-rsid="00105442" style:font-style-asian="normal" style:font-style-complex="normal"/>
    </style:style>
    <style:style style:name="P20" style:family="paragraph" style:parent-style-name="Standard">
      <style:paragraph-properties fo:text-align="justify" style:justify-single-word="false"/>
      <style:text-properties fo:font-weight="normal" officeooo:rsid="00150ec8" officeooo:paragraph-rsid="00150ec8" style:font-weight-asian="normal" style:font-weight-complex="normal"/>
    </style:style>
    <style:style style:name="P21" style:family="paragraph" style:parent-style-name="Standard">
      <style:paragraph-properties fo:text-align="justify" style:justify-single-word="false"/>
      <style:text-properties fo:font-weight="normal" officeooo:rsid="0015ade4" officeooo:paragraph-rsid="0015ade4" style:font-weight-asian="normal" style:font-weight-complex="normal"/>
    </style:style>
    <style:style style:name="P22" style:family="paragraph" style:parent-style-name="Standard">
      <style:paragraph-properties fo:text-align="justify" style:justify-single-word="false"/>
      <style:text-properties officeooo:rsid="0015ade4" officeooo:paragraph-rsid="0015ade4"/>
    </style:style>
    <style:style style:name="P23" style:family="paragraph" style:parent-style-name="Standard">
      <style:paragraph-properties fo:text-align="justify" style:justify-single-word="false"/>
      <style:text-properties officeooo:rsid="0015d868" officeooo:paragraph-rsid="0015d868"/>
    </style:style>
    <style:style style:name="P24" style:family="paragraph" style:parent-style-name="Standard" style:list-style-name="L1">
      <style:paragraph-properties fo:text-align="justify" style:justify-single-word="false"/>
      <style:text-properties fo:font-weight="normal" officeooo:rsid="00150ec8" officeooo:paragraph-rsid="00150ec8" style:font-weight-asian="normal" style:font-weight-complex="normal"/>
    </style:style>
    <style:style style:name="P25" style:family="paragraph" style:parent-style-name="Standard">
      <style:paragraph-properties fo:text-align="justify" style:justify-single-word="false"/>
      <style:text-properties fo:font-weight="normal" officeooo:rsid="00150ec8" officeooo:paragraph-rsid="00150ec8" style:font-weight-asian="normal" style:font-weight-complex="normal"/>
    </style:style>
    <style:style style:name="P26" style:family="paragraph" style:parent-style-name="Standard">
      <style:paragraph-properties fo:text-align="justify" style:justify-single-word="false"/>
      <style:text-properties fo:font-weight="normal" officeooo:rsid="0015ade4" officeooo:paragraph-rsid="0015ade4" style:font-weight-asian="normal" style:font-weight-complex="normal"/>
    </style:style>
    <style:style style:name="P27" style:family="paragraph" style:parent-style-name="Standard" style:list-style-name="L2">
      <style:paragraph-properties fo:text-align="justify" style:justify-single-word="false"/>
      <style:text-properties fo:font-weight="normal" officeooo:rsid="0015ade4" officeooo:paragraph-rsid="0015ade4" style:font-weight-asian="normal" style:font-weight-complex="normal"/>
    </style:style>
    <style:style style:name="P28" style:family="paragraph" style:parent-style-name="Standard" style:list-style-name="L3">
      <style:paragraph-properties fo:text-align="justify" style:justify-single-word="false"/>
      <style:text-properties fo:font-weight="normal" officeooo:rsid="0015ade4" officeooo:paragraph-rsid="0015ade4" style:font-weight-asian="normal" style:font-weight-complex="normal"/>
    </style:style>
    <style:style style:name="P29" style:family="paragraph" style:parent-style-name="Standard">
      <style:paragraph-properties fo:text-align="justify" style:justify-single-word="false"/>
      <style:text-properties fo:font-weight="normal" officeooo:rsid="0015d868" officeooo:paragraph-rsid="0015d868" style:font-weight-asian="normal" style:font-weight-complex="normal"/>
    </style:style>
    <style:style style:name="P30" style:family="paragraph" style:parent-style-name="Standard" style:list-style-name="L4">
      <style:paragraph-properties fo:text-align="justify" style:justify-single-word="false"/>
      <style:text-properties fo:font-weight="normal" officeooo:rsid="00179381" officeooo:paragraph-rsid="00179381" style:font-weight-asian="normal" style:font-weight-complex="normal"/>
    </style:style>
    <style:style style:name="P31" style:family="paragraph" style:parent-style-name="Standard" style:list-style-name="L6">
      <style:paragraph-properties fo:text-align="justify" style:justify-single-word="false"/>
      <style:text-properties fo:font-weight="normal" officeooo:rsid="001a205b" officeooo:paragraph-rsid="001a205b" style:font-weight-asian="normal" style:font-weight-complex="normal"/>
    </style:style>
    <style:style style:name="P32" style:family="paragraph" style:parent-style-name="Standard" style:list-style-name="L5">
      <style:paragraph-properties fo:text-align="justify" style:justify-single-word="false"/>
      <style:text-properties officeooo:paragraph-rsid="0018af31"/>
    </style:style>
    <style:style style:name="P33" style:family="paragraph" style:parent-style-name="Standard" style:list-style-name="L5">
      <style:paragraph-properties fo:text-align="justify" style:justify-single-word="false"/>
      <style:text-properties officeooo:paragraph-rsid="00194f5d"/>
    </style:style>
    <style:style style:name="P34" style:family="paragraph" style:parent-style-name="Standard">
      <style:paragraph-properties fo:text-align="justify" style:justify-single-word="false"/>
      <style:text-properties officeooo:paragraph-rsid="00194f5d"/>
    </style:style>
    <style:style style:name="P35" style:family="paragraph" style:parent-style-name="Standard" style:list-style-name="L6">
      <style:paragraph-properties fo:text-align="justify" style:justify-single-word="false"/>
      <style:text-properties officeooo:paragraph-rsid="001a205b"/>
    </style:style>
    <style:style style:name="P36" style:family="paragraph" style:parent-style-name="Standard">
      <style:paragraph-properties fo:text-align="justify" style:justify-single-word="false"/>
      <style:text-properties officeooo:paragraph-rsid="001b0370"/>
    </style:style>
    <style:style style:name="P37" style:family="paragraph" style:parent-style-name="Standard">
      <style:paragraph-properties fo:text-align="justify" style:justify-single-word="false"/>
      <style:text-properties officeooo:paragraph-rsid="001c6ba6"/>
    </style:style>
    <style:style style:name="P38" style:family="paragraph" style:parent-style-name="Standard" style:list-style-name="L5">
      <style:paragraph-properties fo:text-align="justify" style:justify-single-word="false"/>
      <style:text-properties officeooo:rsid="00194f5d" officeooo:paragraph-rsid="00194f5d"/>
    </style:style>
    <style:style style:name="P39" style:family="paragraph" style:parent-style-name="Standard" style:list-style-name="L6">
      <style:paragraph-properties fo:text-align="justify" style:justify-single-word="false"/>
      <style:text-properties officeooo:rsid="001a205b" officeooo:paragraph-rsid="001a205b"/>
    </style:style>
    <style:style style:name="P40" style:family="paragraph" style:parent-style-name="Standard">
      <style:paragraph-properties fo:text-align="justify" style:justify-single-word="false"/>
      <style:text-properties officeooo:rsid="000c1412" officeooo:paragraph-rsid="000c1412"/>
    </style:style>
    <style:style style:name="T1" style:family="text">
      <style:text-properties officeooo:rsid="000a6181"/>
    </style:style>
    <style:style style:name="T2" style:family="text">
      <style:text-properties officeooo:rsid="000bc09d"/>
    </style:style>
    <style:style style:name="T3" style:family="text">
      <style:text-properties fo:language="en" fo:country="US"/>
    </style:style>
    <style:style style:name="T4" style:family="text">
      <style:text-properties officeooo:rsid="000d466c"/>
    </style:style>
    <style:style style:name="T5" style:family="text">
      <style:text-properties fo:font-style="italic" officeooo:rsid="000d466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d466c" style:font-style-asian="normal" style:font-style-complex="normal"/>
    </style:style>
    <style:style style:name="T8" style:family="text">
      <style:text-properties fo:font-style="normal" officeooo:rsid="000f2695" style:font-style-asian="normal" style:font-style-complex="normal"/>
    </style:style>
    <style:style style:name="T9" style:family="text">
      <style:text-properties fo:font-style="normal" officeooo:rsid="00105442" style:font-style-asian="normal" style:font-style-complex="normal"/>
    </style:style>
    <style:style style:name="T10" style:family="text">
      <style:text-properties fo:font-style="normal" officeooo:rsid="0011cb95" style:font-style-asian="normal" style:font-style-complex="normal"/>
    </style:style>
    <style:style style:name="T11" style:family="text">
      <style:text-properties fo:font-style="normal" officeooo:rsid="001395c3" style:font-style-asian="normal" style:font-style-complex="normal"/>
    </style:style>
    <style:style style:name="T12" style:family="text">
      <style:text-properties fo:font-style="normal" officeooo:rsid="001287a2" style:font-style-asian="normal" style:font-style-complex="normal"/>
    </style:style>
    <style:style style:name="T13" style:family="text">
      <style:text-properties fo:font-weight="normal" style:font-weight-asian="normal" style:font-weight-complex="normal"/>
    </style:style>
    <style:style style:name="T14" style:family="text">
      <style:text-properties fo:font-weight="normal" officeooo:rsid="00150ec8" style:font-weight-asian="normal" style:font-weight-complex="normal"/>
    </style:style>
    <style:style style:name="T15" style:family="text">
      <style:text-properties fo:font-weight="normal" officeooo:rsid="0015ade4" style:font-weight-asian="normal" style:font-weight-complex="normal"/>
    </style:style>
    <style:style style:name="T16" style:family="text">
      <style:text-properties fo:font-weight="normal" officeooo:rsid="0015d868" style:font-weight-asian="normal" style:font-weight-complex="normal"/>
    </style:style>
    <style:style style:name="T17" style:family="text">
      <style:text-properties fo:font-weight="normal" officeooo:rsid="0018af31" style:font-weight-asian="normal" style:font-weight-complex="normal"/>
    </style:style>
    <style:style style:name="T18" style:family="text">
      <style:text-properties fo:font-weight="normal" officeooo:rsid="00194f5d" style:font-weight-asian="normal" style:font-weight-complex="normal"/>
    </style:style>
    <style:style style:name="T19" style:family="text">
      <style:text-properties fo:font-weight="normal" officeooo:rsid="001a205b" style:font-weight-asian="normal" style:font-weight-complex="normal"/>
    </style:style>
    <style:style style:name="T20" style:family="text">
      <style:text-properties officeooo:rsid="0015ade4"/>
    </style:style>
    <style:style style:name="T21" style:family="text">
      <style:text-properties officeooo:rsid="001b0370"/>
    </style:style>
    <style:style style:name="T22" style:family="text">
      <style:text-properties officeooo:rsid="001c2e39"/>
    </style:style>
    <style:style style:name="T23" style:family="text">
      <style:text-properties fo:font-weight="bold" style:font-weight-asian="bold" style:font-weight-complex="bold"/>
    </style:style>
    <style:style style:name="T24" style:family="text">
      <style:text-properties officeooo:rsid="001c6ba6"/>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hotoQR project report</text:p>
      <text:p text:style-name="P1"/>
      <text:p text:style-name="P4">Introduction:</text:p>
      <text:p text:style-name="P2">There is an increasing interest in searching new systems to improve the data security while ensuring the privacy. Moreover the QR identifiers are more and more used to access services or to certify something. Often it is not so simple to correlate the identity and the generated QR info, so this project aims to developing a solution to merge both these information.</text:p>
      <text:p text:style-name="P2"/>
      <text:p text:style-name="P7"><text:span text:style-name="T2">T</text:span><text:span text:style-name="T1">he idea is to propose a new identification system (not </text:span><text:span text:style-name="T3">necessarily</text:span><text:span text:style-name="T2"> related to person identification) able to assess QR data related to the person or object which they are referred to.</text:span></text:p>
      <text:p text:style-name="P13">The proposed system, as will explained in the other sections, can be used a security assessment system simple and effective: in fact the identification rely on a badge where are present an image and a QR code. Both the image and QR code are related in a way that we will explain and that should avoid forgeries.</text:p>
      <text:p text:style-name="P13"/>
      <text:p text:style-name="P5">System description:</text:p>
      <text:p text:style-name="P14">As previously mentioned the system consists of a simple badge composed by an image and a QR code. </text:p>
      <text:p text:style-name="P14">The problem we faced on has been to find a way to relate the image and the QR: if the QR and the image are strictly related and this relation can be checked, we can assess that both data (QR and image) are original and not forged.</text:p>
      <text:p text:style-name="P14"/>
      <text:p text:style-name="P8"><text:span text:style-name="T4">In order to correlate image and QR we used an image processing technique known as </text:span><text:span text:style-name="T5">image hashing</text:span><text:span text:style-name="T7">: the image hashing is usually used as a comparison method among images. Usually the hashing functions in computer science are related the allow fast searching of data inside a database. When these functions are used in db searching are characterized by the property of randomization of inputs: in other words two similar input words should provide completely different hash output. This property ensures a uniform fill of the db.</text:span></text:p>
      <text:p text:style-name="P16">Conversely, in order to use the hashing function in image comparison, the operator has the opposite property: similar images provide very similar hash outputs. It is clear that the hashing function comparison is a very fast method to compare images and understand when they are similar or equal.</text:p>
      <text:p text:style-name="P9"><text:span text:style-name="T7">S</text:span><text:span text:style-name="T8">o the idea is to use the hashing comparison to tie the image and the QR in the badge: we embed the hash of the image in the badge inside the QR code (we highlight that the QR can be properly encrypted in order to avoid forgery). </text:span></text:p>
      <text:p text:style-name="P17">In order to assess the badge data the system get the image and evaluates the hash; then is reads info inside the QR, where the original image hash is embedded, and compare the hash calculated from the image with the one inside the QR.</text:p>
      <text:p text:style-name="P15"><text:span text:style-name="T8">T</text:span><text:span text:style-name="T6">he encryption of the QR can avoid falsification of data.</text:span></text:p>
      <text:p text:style-name="P18"/>
      <text:p text:style-name="P18">An additional improvement of the system is the possibility to warp the badge image in order to make it difficult to identify the object in the image. The system implements two algorithms in order to warp (and un-warp) the image: image blurring and swirl.</text:p>
      <text:p text:style-name="P18">The image blurring system blurs the image and provides an almost not identifiable image: according to the parameters used to generate the blurred image, it is possible to reconstruct the original image. <text:s/>It is apparent that the deconvolved image is a very good approximation of the original one, but this procedure is lossy.</text:p>
      <text:p text:style-name="P10"><text:span text:style-name="T9">Another implemented warping method is the swirl: the algorithm add a swirl from the center of the image. </text:span><text:span text:style-name="T10">The swirl, similarly to the blur algorithm, is lossy. Notwithstanding the function can be approximately inverted in order the get a good approximation of the original image.</text:span></text:p>
      <text:p text:style-name="P19"/>
      <text:p text:style-name="P11"><text:span text:style-name="T10">A</text:span><text:span text:style-name="T12">s previously mentioned, the QR code could be forged, but this can be avoided by adding an encryption algorithm: the current system implemented an encryption based on the GPG non </text:span><text:soft-page-break/><text:span text:style-name="T12">symmetric keys system. The encryption system relies on a keys pair, the private key and the public one. The data embedded in the QR code are encrypted applying the private key. Everyone can decrypt the QR data with the public key, but </text:span><text:span text:style-name="T11">only the “certification authority” </text:span><text:span text:style-name="T12">can create the encrypted QR </text:span><text:span text:style-name="T11">with the </text:span><text:span text:style-name="T12">private key.</text:span></text:p>
      <text:p text:style-name="P13"/>
      <text:p text:style-name="P6">Technology:</text:p>
      <text:p text:style-name="P20">The current implementation has been developed in python3 to speed-up the development and to have an easy way to debug the source code. </text:p>
      <text:p text:style-name="P20">The main libraries used in this implementation are the following ones:</text:p>
      <text:list xml:id="list1255812494" text:style-name="L1">
        <text:list-item>
          <text:p text:style-name="P24">openCV (with numpy and matplotlib for python implementation): used to deal with all images and to process at low level the picture data <text:span text:style-name="T20">and to compensate perspective</text:span></text:p>
        </text:list-item>
        <text:list-item>
          <text:p text:style-name="P24">imagehash: to compare images and have a robust similarity metric</text:p>
        </text:list-item>
        <text:list-item>
          <text:p text:style-name="P24">qrcode: to create qr codes</text:p>
        </text:list-item>
        <text:list-item>
          <text:p text:style-name="P24">pyzbar: to detect qr code and the box in a robust way</text:p>
        </text:list-item>
        <text:list-item>
          <text:p text:style-name="P24">crypto: to manage the encryption process (create key pair, encrypt, decrypt)</text:p>
        </text:list-item>
        <text:list-item>
          <text:p text:style-name="P24">skyimage: to use a swirl effect to make the image picture not easily “understandable”</text:p>
        </text:list-item>
      </text:list>
      <text:p text:style-name="P20">Other piece of codes have been integrated and improved in order to apply blurring and deblurring, by using the Wiener approach in the FFT domain.</text:p>
      <text:p text:style-name="P20"/>
      <text:p text:style-name="P22"><text:span text:style-name="T14">A</text:span><text:span text:style-name="T13">ll these libraries and codes can be easily ported in a very real-time implementation with C code.</text:span></text:p>
      <text:p text:style-name="P21"/>
      <text:p text:style-name="P21">There are two main modes of operation:</text:p>
      <text:list xml:id="list20763959" text:style-name="L2">
        <text:list-item>
          <text:p text:style-name="P27">offline mode</text:p>
        </text:list-item>
        <text:list-item>
          <text:p text:style-name="P27">real-time mode</text:p>
        </text:list-item>
      </text:list>
      <text:p text:style-name="P21">In the offline and real-time mode the used can call the python code in order to:</text:p>
      <text:list xml:id="list1837244378" text:style-name="L3">
        <text:list-item>
          <text:p text:style-name="P28">create the image containing the QR code and the person picture (which can properly scrambled to make it not easily recognizable)</text:p>
        </text:list-item>
        <text:list-item>
          <text:p text:style-name="P28">detect the previously created image by un-scrambling the picture, decrypting and reading the info stored in the QR code and comparing the hash with the hashing of the picture.</text:p>
        </text:list-item>
      </text:list>
      <text:p text:style-name="P21">In the offline mode the user provides an image to create the output card or provides the image to be treated in the the detection mode. In the real-time mode the algorithms are applied with a real-time video acquisition and detection.</text:p>
      <text:p text:style-name="P21"/>
      <text:p text:style-name="P12"><text:span text:style-name="T15">T</text:span><text:span text:style-name="T16">he user set some settings to change the behavior of the algorithms: for example he can choose to enable the swirl deformation or not, to enable the encryption of data or not, and so on.</text:span></text:p>
      <text:p text:style-name="P29">The settings can be summarizes as follows:</text:p>
      <text:list xml:id="list439720972" text:style-name="L4">
        <text:list-item>
          <text:p text:style-name="P30">size of the output card</text:p>
        </text:list-item>
        <text:list-item>
          <text:p text:style-name="P30">hash function to be used</text:p>
        </text:list-item>
        <text:list-item>
          <text:p text:style-name="P30">threshold for hashing comparison</text:p>
        </text:list-item>
        <text:list-item>
          <text:p text:style-name="P30">region size to be blurred or warped</text:p>
        </text:list-item>
        <text:list-item>
          <text:p text:style-name="P30">margin size around the picture</text:p>
        </text:list-item>
        <text:list-item>
          <text:p text:style-name="P30">enable/disable blurring (the user can select the blurring mask and the strength)</text:p>
        </text:list-item>
        <text:list-item>
          <text:p text:style-name="P30">enable/disable swirl</text:p>
        </text:list-item>
        <text:list-item>
          <text:p text:style-name="P30">enable/disable data encryption</text:p>
        </text:list-item>
      </text:list>
      <text:p text:style-name="P21"/>
      <text:p text:style-name="P23"><text:span text:style-name="T15">T</text:span><text:span text:style-name="T13">he procedure applied in the creation and detection steps are here summarized.</text:span></text:p>
      <text:p text:style-name="P23"><text:span text:style-name="T13">CREATION STEP: </text:span><text:span text:style-name="T17">in this step the user creates a card which will be checked in the following detection step. </text:span></text:p>
      <text:list xml:id="list3830487579" text:style-name="L5">
        <text:list-item>
          <text:p text:style-name="P32"><text:span text:style-name="T17">An image is provided (in real-time or from a static picture)</text:span></text:p>
        </text:list-item>
        <text:list-item>
          <text:p text:style-name="P33"><text:span text:style-name="T17">A</text:span><text:span text:style-name="T18">fter image check the image is cut and resized according to the user’s settings </text:span></text:p>
        </text:list-item>
        <text:list-item>
          <text:p text:style-name="P38"><text:span text:style-name="T18">I</text:span><text:span text:style-name="T13">f blurring or swirl are set, these functions are applied to “warp” the original image</text:span></text:p>
        </text:list-item>
        <text:list-item>
          <text:p text:style-name="P33"><text:span text:style-name="T18">The hashing function is applied to the just image and stored</text:span></text:p>
        </text:list-item>
        <text:list-item>
          <text:p text:style-name="P38"><text:soft-page-break/><text:span text:style-name="T13">If the encryption function is enabled, the hash value is encrypted and stored, otherwise the original hash value is used</text:span></text:p>
        </text:list-item>
        <text:list-item>
          <text:p text:style-name="P38"><text:span text:style-name="T13">From the value at the previous step, a QR image is generated</text:span></text:p>
        </text:list-item>
        <text:list-item>
          <text:p text:style-name="P33"><text:span text:style-name="T18">The image and the QR code are embedded in a single card and save to disk (Reference.png).</text:span></text:p>
        </text:list-item>
      </text:list>
      <text:p text:style-name="P34"><text:span text:style-name="T18"/></text:p>
      <text:p text:style-name="P34"><text:span text:style-name="T18">DETECTION STEP: in this step the inverse process of creation takes place. The offline detection is more easy than the one in real-time due to the noise caused by the camera acquisition: some processing steps are added to make the real-time process robust.</text:span></text:p>
      <text:list xml:id="list494101763" text:style-name="L6">
        <text:list-item>
          <text:p text:style-name="P39"><text:span text:style-name="T13">Image acquisition or reading from file</text:span></text:p>
        </text:list-item>
        <text:list-item>
          <text:p text:style-name="P35"><text:span text:style-name="T19">Detection of QR code and identification of the surrounding box (with corners references)</text:span></text:p>
        </text:list-item>
        <text:list-item>
          <text:p text:style-name="P39"><text:span text:style-name="T13">According the the position of QR corners, the perspective compensation is applied to create a flat image without deformations</text:span></text:p>
        </text:list-item>
        <text:list-item>
          <text:p text:style-name="P39"><text:span text:style-name="T13">Reading of the QR code: according to the user’s settings (i.e. decryption is applied if required), the QR data area read. The hash value at creation is extracted.</text:span></text:p>
        </text:list-item>
        <text:list-item>
          <text:p text:style-name="P39"><text:span text:style-name="T13">The system, starting from the position and the box of the QR code, detects and extracts the associated picture</text:span></text:p>
        </text:list-item>
        <text:list-item>
          <text:p text:style-name="P31">The hashing function is applied to the extracted picture and stored, to be compared to the hash value embedded in the QR code.</text:p>
        </text:list-item>
        <text:list-item>
          <text:p text:style-name="P31">Comparison between hash from picture and hash from QR: if the weighted difference is less that a threshold, identification is ok</text:p>
        </text:list-item>
        <text:list-item>
          <text:p text:style-name="P31">Final step, the system unwarps the picture in order to make the image recognizable.</text:p>
        </text:list-item>
      </text:list>
      <text:p text:style-name="P14"/>
      <text:p text:style-name="P14"><text:span text:style-name="T23">Conclusions and further developments:</text:span></text:p>
      <text:p text:style-name="P36"><text:span text:style-name="T21">The current system works well, but the result in the real-time mode is very critical and it can be affected by the acquisition step: the picture detection </text:span><text:span text:style-name="T22">step </text:span><text:span text:style-name="T21">can be affected by noise, </text:span><text:span text:style-name="T22">by lighting </text:span><text:span text:style-name="T21"><text:s/>and by image </text:span><text:span text:style-name="T22">deformation. </text:span><text:span text:style-name="T24">So the algorithm can be improved in order to make it more robust.</text:span></text:p>
      <text:p text:style-name="P37"><text:span text:style-name="T24">Another critical step is the warping function: both blur and swirl are lossy procedures so the inverse process cannot get perfect reconstruction: both of them are affected by the detection of the box surrounding the picture. Improving the box picture detection provides better resul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9T20:31:43.232204159</meta:creation-date>
    <dc:date>2022-05-08T10:14:41.442027842</dc:date>
    <meta:editing-duration>PT1H54M45S</meta:editing-duration>
    <meta:editing-cycles>17</meta:editing-cycles>
    <meta:generator>LibreOffice/6.4.7.2$Linux_X86_64 LibreOffice_project/40$Build-2</meta:generator>
    <dc:creator>Livio Tenze</dc:creator>
    <meta:document-statistic meta:table-count="0" meta:image-count="0" meta:object-count="0" meta:page-count="3" meta:paragraph-count="66" meta:word-count="1492" meta:character-count="8549" meta:non-whitespace-character-count="7149"/>
  </office:meta>
</office:document-meta>
</file>